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假如我是個大學資工系畢業生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6</text:span><text:span text:style-name="T3">月</text:span><text:span text:style-name="T3">8</text:span><text:span text:style-name="T3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原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份投影片，我是想寫</text:p>
                <text:list>
                  <text:list-item>
                    <text:p>給畢業生的一封信！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來想去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發現自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根本沒有甚麼豐功偉業<text:line-break/>可以和大家分享的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才把題目改成：</text:p>
                <text:list>
                  <text:list-item>
                    <text:p><text:span text:style-name="T6">假如我是個大學資工系畢業生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已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學畢業24年了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4年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畢業的時候，應該是</text:span><text:span text:style-name="T7">1992</text:span><text:span text:style-name="T7">年！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微軟才剛推出Windows 3.1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工系的世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部分都還停留在：DOS那個黑白畫面的年代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s Torvalds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才剛剛開始寫他的</text:span><text:span text:style-name="T7">Linux</text:span><text:span text:style-name="T7">沒多久！</text:span><text:span text:style-name="T7"><text:line-break/></text:span><text:span text:style-name="T7"/></text:p>
              </text:list-item>
              <text:list-item>
                <text:p><text:span text:style-name="T7">他的年紀，就和我們差不多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Tim Burner Lee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已經發展出簡單的web技術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根本不知道，Web到底是甚麼東西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一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22歲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班上的同學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大部分都去考研究所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也不例外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研究所的考試，我幾乎每一所都考上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現在想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都不知道自己為甚麼要去參加那些考試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研究所到底要做些甚麼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覺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或許能學到《高深的》學問吧？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上了研究所之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我開始對《人工智慧》</text:span><text:span text:style-name="T7">AI</text:span><text:span text:style-name="T7">領域產生一些興趣！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從遺傳演算法做到自然語言！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二十四年過去了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變成了現在的我，四十七歲的中年人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故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聽起來超級悲慘的阿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各位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要學我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故事講完了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以下課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像哪裡怪怪的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到底是哪裡出了問題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了！我們的題目是</text:p>
                <text:list>
                  <text:list-header>
                    <text:p/>
                  </text:list-header>
                  <text:list-item>
                    <text:p><text:span text:style-name="T6">假如我是一個大學資工系畢業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題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要講二十四年前的我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假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現在才剛從大學資工系畢業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是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會有甚麼想法，會怎麼做呢？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先讓我想一想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如果我才剛從大學資工系畢業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我會想要先做一件事情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事情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把妹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言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先交女朋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記得有個網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他的Facebook名字是：</text:p>
                <text:list>
                  <text:list-item>
                    <text:p>推得倒C語言推不倒任何妹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可不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變成那個樣子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定要先推倒一個妹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把人家推倒了，當然不能落跑啊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男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得要負起責任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結婚吧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蛤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觀念太古板了吧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就結婚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古板是古板了一點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覺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種古板也有可取之處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這個時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人們往往一直唸書，畢業後就二十五六歲，然後又覺得《還沒有經濟基礎之前》不能結婚。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22k要領到甚麼時候才會有經濟基礎。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日復一日，一年復一年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快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到了四五十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人的一生中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有些事情，錯過了就很難重來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婚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其中之一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我的觀念裡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人一生當中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幾乎沒有比婚姻更重要的事情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要隨便亂推倒一個妹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定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找一個個性好的對象！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別因為事業或學業而錯過時機！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真的不想結婚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故事講完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慢著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但是這和資工系有甚麼關係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喔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還沒有講到資工系的部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現在才剛剛從大學資工系畢業！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應該會想做幾件事情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一件事情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多結交一些好朋友，不管是專業上或生活上的！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專業上的朋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會透過Facebook來刻意加入像是《程式或Maker》之類的社群！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絕對不能錯過 Github和Open source.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要多多和世界各地的《程式人》與專業朋友交流！</text:span>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自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持續成長並開拓眼界！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假如我專業能力原本就不差</text:span></text:p>
              </text:list-item>
              <text:list-item>
                <text:p><text:span text:style-name="T8">那麼就找一個薪水不錯、環境和同事都能讓你成長的公司，開始向業界的前輩與同事學習。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專業能力不太夠</text:span></text:p>
              </text:list-item>
              <text:list-item>
                <text:p><text:span text:style-name="T7">那麼可以接受稍微低一點的薪資，找一家能夠讓我有機會在專業上成長的公司。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先把專業能力培養好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然要和公司重談薪水</text:p>
              </text:list-item>
              <text:list-item>
                <text:p>或者另外找新的好公司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了專業能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不用太擔心找不到好工作的問題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想辦法推倒一個你最愛的妹！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你們的事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08T15:22:25.676000000</dc:date>
    <meta:editing-duration>P2DT6H1M18S</meta:editing-duration>
    <meta:editing-cycles>546</meta:editing-cycles>
    <meta:generator>LibreOffice/5.0.6.3$Windows_x86 LibreOffice_project/490fc03b25318460cfc54456516ea2519c11d1aa</meta:generator>
    <meta:document-statistic meta:object-count="398"/>
  </office:meta>
</office:document-meta>
</file>